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insert into person values ('mathew',25),('mark',20);</text:p>
      <text:p text:style-name="Standard">Query OK, 2 rows affected (0.059 sec)</text:p>
      <text:p text:style-name="Standard">Records: 2 <text:s/>Duplicates: 0 <text:s/>Warnings: 0</text:p>
      <text:p text:style-name="Standard"/>
      <text:p text:style-name="Standard">MariaDB [kajal_test]&gt; delimiter //</text:p>
      <text:p text:style-name="Standard">MariaDB [kajal_test]&gt; create trigger person_ad after delete on person for each row update average_age set average=(select avg(person.age) from person); //</text:p>
      <text:p text:style-name="Standard">Query OK, 0 rows affected (0.092 sec)</text:p>
      <text:p text:style-name="Standard"/>
      <text:p text:style-name="Standard">MariaDB [kajal_test]&gt; delimiter ;</text:p>
      <text:p text:style-name="Standard">MariaDB [kajal_test]&gt; delete from person where name='john';</text:p>
      <text:p text:style-name="Standard">Query OK, 0 rows affected (0.002 sec)</text:p>
      <text:p text:style-name="Standard"/>
      <text:p text:style-name="Standard">MariaDB [kajal_test]&gt; select * from average_age;</text:p>
      <text:p text:style-name="Standard">Empty set (0.001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39:31.153463368</meta:creation-date>
    <meta:generator>LibreOffice/6.0.7.3$Linux_X86_64 LibreOffice_project/00m0$Build-3</meta:generator>
    <dc:date>2021-11-17T10:44:22.681347361</dc:date>
    <meta:editing-duration>PT4M51S</meta:editing-duration>
    <meta:editing-cycles>1</meta:editing-cycles>
    <meta:document-statistic meta:table-count="0" meta:image-count="0" meta:object-count="0" meta:page-count="1" meta:paragraph-count="11" meta:word-count="79" meta:character-count="572" meta:non-whitespace-character-count="502"/>
  </office:meta>
</office:document-meta>
</file>